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color="#ce181e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49cm" fo:border="0.99pt solid #000000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cm" fo:border="0.99pt solid #000000" draw:ole-draw-aspect="1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99pt solid #000000" draw:ole-draw-aspect="1"/>
    </style:style>
    <style:style style:name="gr1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77cm" fo:min-width="1.84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827cm" fo:min-width="1.7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8.019cm" svg:y="-0.788cm" svg:width="5.459cm" svg:height="2.609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2" text:anchor-type="paragraph" svg:x="14.139cm" svg:y="-1.05cm" svg:width="5.325cm" svg:height="2.937cm" draw:z-index="0"><draw:object xlink:href="./Object 1" xlink:type="simple" xlink:show="embed" xlink:actuate="onLoad"/><draw:image xlink:href="./ObjectReplacements/Object 1" xlink:type="simple" xlink:show="embed" xlink:actuate="onLoad"/></draw:frame><draw:line text:anchor-type="paragraph" draw:z-index="30" draw:name="Forme6" draw:style-name="gr6" draw:text-style-name="P5" svg:x1="10.266cm" svg:y1="0.302cm" svg:x2="11.356cm" svg:y2="0.302cm"><text:p/></draw:line></text:p>
      <text:p text:style-name="Standard"><draw:line text:anchor-type="paragraph" draw:z-index="31" draw:name="Forme6" draw:style-name="gr6" draw:text-style-name="P5" svg:x1="16.318cm" svg:y1="0.012cm" svg:x2="17.426cm" svg:y2="0.012cm"><text:p/></draw:line></text:p>
      <text:p text:style-name="Standard"><draw:frame draw:style-name="fr2" draw:name="Objet1" text:anchor-type="paragraph" svg:x="-0.268cm" svg:y="0.289cm" svg:width="6.489cm" svg:height="7.287cm" draw:z-index="28"><draw:object xlink:href="./Object 6" xlink:type="simple" xlink:show="embed" xlink:actuate="onLoad"/><draw:image xlink:href="./ObjectReplacements/Object 6" xlink:type="simple" xlink:show="embed" xlink:actuate="onLoad"/><svg:desc>Objet OLE</svg:desc></draw:frame></text:p>
      <text:p text:style-name="Standard"><draw:line text:anchor-type="paragraph" draw:z-index="5" draw:name="Forme3" draw:style-name="gr2" draw:text-style-name="P2" svg:x1="16.88cm" svg:y1="0.397cm" svg:x2="16.88cm" svg:y2="2.374cm"><text:p/></draw:line><draw:line text:anchor-type="paragraph" draw:z-index="15" draw:name="Forme3" draw:style-name="gr2" draw:text-style-name="P2" svg:x1="10.647cm" svg:y1="0.273cm" svg:x2="10.679cm" svg:y2="3.284cm"><text:p/></draw:line></text:p>
      <text:p text:style-name="Standard"><draw:line text:anchor-type="paragraph" draw:z-index="35" draw:name="Forme6" draw:style-name="gr6" draw:text-style-name="P5" svg:x1="2.508cm" svg:y1="0.372cm" svg:x2="3.434cm" svg:y2="0.372cm"><text:p/></draw:line></text:p>
      <text:p text:style-name="Standard"><draw:frame draw:style-name="fr1" draw:name="Objet5" text:anchor-type="paragraph" svg:x="15.057cm" svg:y="4.143cm" svg:width="3.806cm" svg:height="3.244cm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t4" text:anchor-type="paragraph" svg:x="5.6cm" svg:y="8.971cm" svg:width="5.777cm" svg:height="1.99cm" draw:z-index="2"><draw:object xlink:href="./Object 4" xlink:type="simple" xlink:show="embed" xlink:actuate="onLoad"/><draw:image xlink:href="./ObjectReplacements/Object 4" xlink:type="simple" xlink:show="embed" xlink:actuate="onLoad"/></draw:frame><draw:custom-shape text:anchor-type="paragraph" draw:z-index="4" draw:name="Forme2" draw:style-name="gr1" draw:text-style-name="P1" svg:width="2.611cm" svg:height="1.241cm" svg:x="15.658cm" svg:y="1.4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e4" draw:style-name="gr2" draw:text-style-name="P2" svg:x1="16.912cm" svg:y1="2.641cm" svg:x2="16.896cm" svg:y2="4.144cm"><text:p/></draw:line><draw:frame text:anchor-type="paragraph" draw:z-index="7" draw:name="Forme5" draw:style-name="gr3" draw:text-style-name="P3" svg:width="0.662cm" svg:height="0.489cm" svg:x="17.246cm" svg:y="3.076cm"><draw:text-box><text:p><text:span text:style-name="T1">1,1</text:span></text:p></draw:text-box></draw:frame><draw:custom-shape text:anchor-type="paragraph" draw:z-index="9" draw:name="Forme2" draw:style-name="gr4" draw:text-style-name="P1" svg:width="2.611cm" svg:height="1.241cm" svg:x="11.113cm" svg:y="6.6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Forme1" draw:style-name="gr5" draw:text-style-name="P4" svg:width="2.165cm" svg:height="0.696cm" svg:x="11.324cm" svg:y="6.971cm"><draw:text-box><text:p text:style-name="P2">Enregistre</text:p></draw:text-box></draw:frame><draw:line text:anchor-type="paragraph" draw:z-index="11" draw:name="Forme3" draw:style-name="gr2" draw:text-style-name="P2" svg:x1="11.485cm" svg:y1="7.765cm" svg:x2="9.753cm" svg:y2="8.972cm"><text:p/></draw:line><draw:line text:anchor-type="paragraph" draw:z-index="12" draw:name="Forme3" draw:style-name="gr2" draw:text-style-name="P2" svg:x1="15.057cm" svg:y1="5.449cm" svg:x2="13.127cm" svg:y2="6.807cm"><text:p/></draw:line><draw:frame text:anchor-type="paragraph" draw:z-index="13" draw:name="Forme5" draw:style-name="gr3" draw:text-style-name="P3" svg:width="0.662cm" svg:height="0.489cm" svg:x="13.822cm" svg:y="5.186cm"><draw:text-box><text:p><text:span text:style-name="T1">1,1</text:span></text:p></draw:text-box></draw:frame><draw:frame text:anchor-type="paragraph" draw:z-index="8" draw:name="Forme5" draw:style-name="gr3" draw:text-style-name="P3" svg:width="0.662cm" svg:height="0.489cm" svg:x="17.179cm" svg:y="0.298cm"><draw:text-box><text:p><text:span text:style-name="T1">1,N</text:span></text:p></draw:text-box></draw:frame><draw:frame text:anchor-type="paragraph" draw:z-index="14" draw:name="Forme5" draw:style-name="gr3" draw:text-style-name="P3" svg:width="0.662cm" svg:height="0.489cm" svg:x="9.687cm" svg:y="7.639cm"><draw:text-box><text:p><text:span text:style-name="T1">1,N</text:span></text:p></draw:text-box></draw:frame><draw:custom-shape text:anchor-type="paragraph" draw:z-index="16" draw:name="Forme2" draw:style-name="gr4" draw:text-style-name="P1" svg:width="2.611cm" svg:height="1.241cm" svg:x="9.456cm" svg:y="2.3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7" draw:name="Forme1" draw:style-name="gr5" draw:text-style-name="P4" svg:width="1.685cm" svg:height="0.696cm" svg:x="16.203cm" svg:y="1.663cm"><draw:text-box><text:p>Contient</text:p></draw:text-box></draw:frame><draw:line text:anchor-type="paragraph" draw:z-index="18" draw:name="Forme4" draw:style-name="gr2" draw:text-style-name="P2" svg:x1="9.438cm" svg:y1="2.886cm" svg:x2="6.221cm" svg:y2="2.886cm"><text:p/></draw:line><draw:frame text:anchor-type="paragraph" draw:z-index="19" draw:name="Forme1" draw:style-name="gr5" draw:text-style-name="P4" svg:width="1.952cm" svg:height="0.696cm" svg:x="9.902cm" svg:y="2.621cm"><draw:text-box><text:p>Appartient</text:p></draw:text-box></draw:frame><draw:frame text:anchor-type="paragraph" draw:z-index="20" draw:name="Forme5" draw:style-name="gr3" draw:text-style-name="P3" svg:width="0.662cm" svg:height="0.489cm" svg:x="11.06cm" svg:y="0.43cm"><draw:text-box><text:p><text:span text:style-name="T1">1,N</text:span></text:p></draw:text-box></draw:frame><draw:frame text:anchor-type="paragraph" draw:z-index="21" draw:name="Forme5" draw:style-name="gr3" draw:text-style-name="P3" svg:width="0.662cm" svg:height="0.489cm" svg:x="7.869cm" svg:y="3.224cm"><draw:text-box><text:p><text:span text:style-name="T1">1,1</text:span></text:p></draw:text-box></draw:frame><draw:line text:anchor-type="paragraph" draw:z-index="22" draw:name="Forme3" draw:style-name="gr2" draw:text-style-name="P2" svg:x1="2.312cm" svg:y1="6.117cm" svg:x2="2.36cm" svg:y2="9.223cm"><text:p/></draw:line><draw:frame text:anchor-type="paragraph" draw:z-index="23" draw:name="Forme1" draw:style-name="gr5" draw:text-style-name="P4" svg:width="1.952cm" svg:height="0.696cm" svg:x="1.386cm" svg:y="9.467cm"><draw:text-box><text:p>Fait partie</text:p></draw:text-box></draw:frame><draw:custom-shape text:anchor-type="paragraph" draw:z-index="24" draw:name="Forme2" draw:style-name="gr4" draw:text-style-name="P1" svg:width="2.611cm" svg:height="1.241cm" svg:x="1.039cm" svg:y="9.2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Forme4" draw:style-name="gr2" draw:text-style-name="P2" svg:x1="5.6cm" svg:y1="9.814cm" svg:x2="3.649cm" svg:y2="9.814cm"><text:p/></draw:line><draw:frame text:anchor-type="paragraph" draw:z-index="26" draw:name="Forme5" draw:style-name="gr3" draw:text-style-name="P3" svg:width="0.662cm" svg:height="0.489cm" svg:x="2.743cm" svg:y="7.045cm"><draw:text-box><text:p><text:span text:style-name="T1">1,1</text:span></text:p></draw:text-box></draw:frame><draw:frame text:anchor-type="paragraph" draw:z-index="27" draw:name="Forme5" draw:style-name="gr3" draw:text-style-name="P3" svg:width="0.662cm" svg:height="0.489cm" svg:x="4.18cm" svg:y="10.038cm"><draw:text-box><text:p><text:span text:style-name="T1">1,N</text:span></text:p></draw:text-box></draw:frame><draw:line text:anchor-type="paragraph" draw:z-index="29" draw:name="Forme6" draw:style-name="gr6" draw:text-style-name="P5" svg:x1="2.36cm" svg:y1="0.349cm" svg:x2="3.567cm" svg:y2="0.349cm"><text:p/></draw:line><draw:line text:anchor-type="paragraph" draw:z-index="33" draw:name="Forme6" draw:style-name="gr6" draw:text-style-name="P5" svg:x1="7.437cm" svg:y1="10.09cm" svg:x2="9.439cm" svg:y2="10.067cm"><text:p/></draw:line><draw:line text:anchor-type="paragraph" draw:z-index="34" draw:name="Forme6" draw:style-name="gr6" draw:text-style-name="P5" svg:x1="16.697cm" svg:y1="5.353cm" svg:x2="17.226cm" svg:y2="5.353cm"><text:p/></draw:line><draw:line text:anchor-type="paragraph" draw:z-index="36" draw:name="Forme6" draw:style-name="gr6" draw:text-style-name="P5" svg:x1="1.302cm" svg:y1="0.901cm" svg:x2="4.807cm" svg:y2="0.885cm"><text:p/></draw:line></text:p>
      <text:p text:style-name="Standard"><draw:frame draw:style-name="fr2" draw:name="Objet6" text:anchor-type="paragraph" svg:x="14.885cm" svg:y="9.805cm" svg:width="5.121cm" svg:height="4.17cm" draw:z-index="37"><draw:object xlink:href="./Object 2" xlink:type="simple" xlink:show="embed" xlink:actuate="onLoad"/><draw:image xlink:href="./ObjectReplacements/Object 2" xlink:type="simple" xlink:show="embed" xlink:actuate="onLoad"/></draw:frame><draw:custom-shape text:anchor-type="paragraph" draw:z-index="38" draw:name="Forme2" draw:style-name="gr4" draw:text-style-name="P1" svg:width="2.611cm" svg:height="1.241cm" svg:x="8.715cm" svg:y="11.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name="Forme1" draw:style-name="gr5" draw:text-style-name="P4" svg:width="2.165cm" svg:height="0.696cm" svg:x="8.959cm" svg:y="12.229cm"><draw:text-box><text:p text:style-name="P2">Compte</text:p></draw:text-box></draw:frame><draw:line text:anchor-type="paragraph" draw:z-index="32" draw:name="Forme6" draw:style-name="gr6" draw:text-style-name="P5" svg:x1="17.126cm" svg:y1="10.971cm" svg:x2="17.989cm" svg:y2="10.971cm"><text:p/></draw:line><draw:line text:anchor-type="paragraph" draw:z-index="40" draw:name="Forme3" draw:style-name="gr2" draw:text-style-name="P2" svg:x1="14.886cm" svg:y1="12.529cm" svg:x2="11.326cm" svg:y2="12.529cm"><text:p/></draw:line><draw:line text:anchor-type="paragraph" draw:z-index="41" draw:name="Forme3" draw:style-name="gr2" draw:text-style-name="P2" svg:x1="8.479cm" svg:y1="10.472cm" svg:x2="9.703cm" svg:y2="11.95cm"><text:p/></draw:line><draw:frame text:anchor-type="paragraph" draw:z-index="42" draw:name="Forme5" draw:style-name="gr3" draw:text-style-name="P3" svg:width="0.662cm" svg:height="0.489cm" svg:x="9.456cm" svg:y="10.915cm"><draw:text-box><text:p><text:span text:style-name="T1">1,N</text:span></text:p></draw:text-box></draw:frame><draw:frame text:anchor-type="paragraph" draw:z-index="43" draw:name="Forme5" draw:style-name="gr3" draw:text-style-name="P3" svg:width="0.662cm" svg:height="0.489cm" svg:x="12.748cm" svg:y="11.691cm"><draw:text-box><text:p><text:span text:style-name="T1">1,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15:59.490740476</meta:creation-date>
    <dc:date>2020-02-18T10:04:34.489320196</dc:date>
    <meta:editing-duration>PT1H9M52S</meta:editing-duration>
    <meta:editing-cycles>15</meta:editing-cycles>
    <meta:generator>LibreOffice/6.0.7.3$Linux_X86_64 LibreOffice_project/00m0$Build-3</meta:generator>
    <meta:document-statistic meta:table-count="0" meta:image-count="0" meta:object-count="6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1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3pt" style:text-underline-style="solid" style:text-underline-width="auto" style:text-underline-color="font-color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text-underline-style="solid" style:text-underline-width="auto" style:text-underline-color="font-color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vertical-align="top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15">
          <table:table-cell table:number-columns-repeated="1024"/>
        </table:table-row>
        <table:table-row table:style-name="ro2">
          <table:table-cell table:style-name="ce1" office:value-type="string" calcext:value-type="string">
            <text:p>Departemen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8" table:number-columns-repeated="1023"/>
        </table:table-row>
        <table:table-row table:style-name="ro4">
          <table:table-cell table:style-name="ce5" office:value-type="string" calcext:value-type="string">
            <text:p>code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region_cod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nam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nom_normali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7:08:01.589948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row table:style-name="ro1">
          <table:table-cell table:style-name="ce3" office:value-type="string" calcext:value-type="string">
            <text:p>Categorie</text:p>
          </table:table-cell>
        </table:table-row>
        <table:table-row table:style-name="ro2">
          <table:table-cell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Nb_d_emplois</text:p>
          </table:table-cell>
        </table:table-row>
        <table:table-row table:style-name="ro2">
          <table:table-cell office:value-type="string" calcext:value-type="string">
            <text:p>Artisans_..</text:p>
          </table:table-cell>
        </table:table-row>
        <table:table-row table:style-name="ro2">
          <table:table-cell office:value-type="string" calcext:value-type="string">
            <text:p>Cadres_et_..</text:p>
          </table:table-cell>
        </table:table-row>
        <table:table-row table:style-name="ro2">
          <table:table-cell office:value-type="string" calcext:value-type="string">
            <text:p>Professions_intermediaires</text:p>
          </table:table-cell>
        </table:table-row>
        <table:table-row table:style-name="ro2">
          <table:table-cell office:value-type="string" calcext:value-type="string">
            <text:p>Employes</text:p>
          </table:table-cell>
        </table:table-row>
        <table:table-row table:style-name="ro2">
          <table:table-cell office:value-type="string" calcext:value-type="string">
            <text:p>Ouvrier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9:57:19.77551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2">
          <table:table-cell/>
        </table:table-row>
        <table:table-row table:style-name="ro2">
          <table:table-cell table:style-name="ce1" office:value-type="string" calcext:value-type="string">
            <text:p>Nuancier</text:p>
          </table:table-cell>
        </table:table-row>
        <table:table-row table:style-name="ro3">
          <table:table-cell table:style-name="ce2" office:value-type="string" calcext:value-type="string">
            <text:p>code</text:p>
          </table:table-cell>
        </table:table-row>
        <table:table-row table:style-name="ro4">
          <table:table-cell table:style-name="ce6" office:value-type="string" calcext:value-type="string">
            <text:p>libelle</text:p>
          </table:table-cell>
        </table:table-row>
        <table:table-row table:style-name="ro4">
          <table:table-cell table:style-name="ce6" office:value-type="string" calcext:value-type="string">
            <text:p>ordre</text:p>
          </table:table-cell>
        </table:table-row>
        <table:table-row table:style-name="ro4">
          <table:table-cell table:style-name="ce6" office:value-type="string" calcext:value-type="string">
            <text:p>definition_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19:11.808473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8">
          <table:table-cell/>
        </table:table-row>
        <table:table-row table:style-name="ro2">
          <table:table-cell table:style-name="ce1" office:value-type="string" calcext:value-type="string">
            <text:p>Population</text:p>
          </table:table-cell>
        </table:table-row>
        <table:table-row table:style-name="ro3">
          <table:table-cell table:style-name="ce2" office:value-type="string" calcext:value-type="string">
            <text:p>code_insee</text:p>
          </table:table-cell>
        </table:table-row>
        <table:table-row table:style-name="ro4">
          <table:table-cell table:style-name="ce6" office:value-type="string" calcext:value-type="string">
            <text:p>Population_legal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19:54.058114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8.33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32">
          <table:table-cell table:number-columns-repeated="1024"/>
        </table:table-row>
        <table:table-row table:style-name="ro2">
          <table:table-cell table:style-name="ce1" office:value-type="string" calcext:value-type="string">
            <text:p>Ville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4" table:number-columns-repeated="1023"/>
        </table:table-row>
        <table:table-row table:style-name="ro4">
          <table:table-cell table:style-name="ce6" office:value-type="string" calcext:value-type="string">
            <text:p>#departement_cod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#code_inse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zip_cod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name</text:p>
          </table:table-cell>
          <table:table-cell table:number-columns-repeated="102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20:46.139645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style="normal" style:text-underline-style="none" style:font-size-asian="13pt" style:font-style-asian="normal" style:font-size-complex="13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row table:style-name="ro1">
          <table:table-cell table:style-name="ce1" office:value-type="string" calcext:value-type="string">
            <text:p>Elus</text:p>
          </table:table-cell>
        </table:table-row>
        <table:table-row table:style-name="ro2">
          <table:table-cell table:style-name="ce5" office:value-type="string" calcext:value-type="string">
            <text:p>nom</text:p>
          </table:table-cell>
        </table:table-row>
        <table:table-row table:style-name="ro3">
          <table:table-cell table:style-name="ce5" office:value-type="string" calcext:value-type="string">
            <text:p>prenom</text:p>
          </table:table-cell>
        </table:table-row>
        <table:table-row table:style-name="ro4">
          <table:table-cell table:style-name="ce7" office:value-type="string" calcext:value-type="string">
            <text:p>Date_de_naissance</text:p>
          </table:table-cell>
        </table:table-row>
        <table:table-row table:style-name="ro5">
          <table:table-cell office:value-type="string" calcext:value-type="string">
            <text:p>mode_de_scrutin</text:p>
          </table:table-cell>
        </table:table-row>
        <table:table-row table:style-name="ro5">
          <table:table-cell office:value-type="string" calcext:value-type="string">
            <text:p>numliste</text:p>
          </table:table-cell>
        </table:table-row>
        <table:table-row table:style-name="ro5">
          <table:table-cell office:value-type="string" calcext:value-type="string">
            <text:p>tour</text:p>
          </table:table-cell>
        </table:table-row>
        <table:table-row table:style-name="ro5">
          <table:table-cell office:value-type="string" calcext:value-type="string">
            <text:p>sexe</text:p>
          </table:table-cell>
        </table:table-row>
        <table:table-row table:style-name="ro5">
          <table:table-cell office:value-type="string" calcext:value-type="string">
            <text:p>numero_du_candidat_dans_la_liste</text:p>
          </table:table-cell>
        </table:table-row>
        <table:table-row table:style-name="ro5">
          <table:table-cell office:value-type="string" calcext:value-type="string">
            <text:p>code_profession</text:p>
          </table:table-cell>
        </table:table-row>
        <table:table-row table:style-name="ro5">
          <table:table-cell office:value-type="string" calcext:value-type="string">
            <text:p>libelle_profession</text:p>
          </table:table-cell>
        </table:table-row>
        <table:table-row table:style-name="ro5">
          <table:table-cell office:value-type="string" calcext:value-type="string">
            <text:p>nationalite</text:p>
          </table:table-cell>
        </table:table-row>
        <table:table-row table:style-name="ro5">
          <table:table-cell table:style-name="ce3" office:value-type="string" calcext:value-type="string">
            <text:p>#code_nuance_de_la_liste</text:p>
          </table:table-cell>
        </table:table-row>
        <table:table-row table:style-name="ro5">
          <table:table-cell office:value-type="string" calcext:value-type="string">
            <text:p>#code_insee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6:33:37.775587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